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6662" officeooo:paragraph-rsid="0012e68c"/>
    </style:style>
    <style:style style:name="P2" style:family="paragraph" style:parent-style-name="Standard">
      <style:text-properties officeooo:rsid="000e23a6" officeooo:paragraph-rsid="000e23a6"/>
    </style:style>
    <style:style style:name="P3" style:family="paragraph" style:parent-style-name="Standard">
      <style:text-properties officeooo:rsid="000f7e5c" officeooo:paragraph-rsid="000f7e5c"/>
    </style:style>
    <style:style style:name="P4" style:family="paragraph" style:parent-style-name="Standard">
      <style:text-properties officeooo:rsid="0011fc38" officeooo:paragraph-rsid="0011fc38"/>
    </style:style>
    <style:style style:name="P5" style:family="paragraph" style:parent-style-name="Standard">
      <style:text-properties officeooo:rsid="0014d441" officeooo:paragraph-rsid="0014d441"/>
    </style:style>
    <style:style style:name="P6" style:family="paragraph" style:parent-style-name="Standard">
      <style:text-properties officeooo:rsid="00155663" officeooo:paragraph-rsid="00155663"/>
    </style:style>
    <style:style style:name="P7" style:family="paragraph" style:parent-style-name="Standard">
      <style:text-properties officeooo:rsid="00163969" officeooo:paragraph-rsid="00163969"/>
    </style:style>
    <style:style style:name="P8" style:family="paragraph" style:parent-style-name="Standard">
      <style:text-properties officeooo:rsid="0016e088" officeooo:paragraph-rsid="0016e088"/>
    </style:style>
    <style:style style:name="P9" style:family="paragraph" style:parent-style-name="Standard">
      <style:text-properties officeooo:rsid="00171106" officeooo:paragraph-rsid="00171106"/>
    </style:style>
    <style:style style:name="P10" style:family="paragraph" style:parent-style-name="Standard">
      <style:text-properties officeooo:rsid="0017fa05" officeooo:paragraph-rsid="0017fa05"/>
    </style:style>
    <style:style style:name="P11" style:family="paragraph" style:parent-style-name="Standard">
      <style:text-properties officeooo:rsid="001ad0fb" officeooo:paragraph-rsid="001ad0fb"/>
    </style:style>
    <style:style style:name="P12" style:family="paragraph" style:parent-style-name="Standard">
      <style:text-properties officeooo:paragraph-rsid="001ad0fb"/>
    </style:style>
    <style:style style:name="P13" style:family="paragraph" style:parent-style-name="Standard">
      <style:text-properties officeooo:rsid="0020613c" officeooo:paragraph-rsid="0020613c"/>
    </style:style>
    <style:style style:name="P14" style:family="paragraph" style:parent-style-name="Standard">
      <style:text-properties officeooo:rsid="002347e2" officeooo:paragraph-rsid="002347e2"/>
    </style:style>
    <style:style style:name="P15" style:family="paragraph" style:parent-style-name="Standard">
      <style:text-properties officeooo:rsid="00268839" officeooo:paragraph-rsid="00268839"/>
    </style:style>
    <style:style style:name="P16" style:family="paragraph" style:parent-style-name="Standard">
      <style:text-properties officeooo:rsid="0026edce" officeooo:paragraph-rsid="0026edce"/>
    </style:style>
    <style:style style:name="P17" style:family="paragraph" style:parent-style-name="Standard">
      <style:text-properties officeooo:rsid="002862a0" officeooo:paragraph-rsid="002862a0"/>
    </style:style>
    <style:style style:name="P18" style:family="paragraph" style:parent-style-name="Standard">
      <style:text-properties officeooo:rsid="00296808" officeooo:paragraph-rsid="00296808"/>
    </style:style>
    <style:style style:name="P19" style:family="paragraph" style:parent-style-name="Standard">
      <style:text-properties officeooo:rsid="002b0990" officeooo:paragraph-rsid="002b0990"/>
    </style:style>
    <style:style style:name="P20" style:family="paragraph" style:parent-style-name="Standard">
      <style:text-properties officeooo:rsid="002d8abb" officeooo:paragraph-rsid="002d8abb"/>
    </style:style>
    <style:style style:name="P21" style:family="paragraph" style:parent-style-name="Standard">
      <style:text-properties officeooo:rsid="002e33c6" officeooo:paragraph-rsid="002e33c6"/>
    </style:style>
    <style:style style:name="P22" style:family="paragraph" style:parent-style-name="Standard">
      <style:text-properties officeooo:rsid="002f3f94" officeooo:paragraph-rsid="002f3f94"/>
    </style:style>
    <style:style style:name="P23" style:family="paragraph" style:parent-style-name="Standard">
      <style:text-properties officeooo:rsid="00328d74" officeooo:paragraph-rsid="00328d74"/>
    </style:style>
    <style:style style:name="P24" style:family="paragraph" style:parent-style-name="Standard">
      <style:text-properties officeooo:rsid="0032b37b" officeooo:paragraph-rsid="0032b37b"/>
    </style:style>
    <style:style style:name="P25" style:family="paragraph" style:parent-style-name="Standard">
      <style:text-properties officeooo:rsid="0033ea59" officeooo:paragraph-rsid="0033ea59"/>
    </style:style>
    <style:style style:name="P26" style:family="paragraph" style:parent-style-name="Standard">
      <style:text-properties officeooo:rsid="0034914d" officeooo:paragraph-rsid="0034914d"/>
    </style:style>
    <style:style style:name="P27" style:family="paragraph" style:parent-style-name="Standard">
      <style:text-properties officeooo:rsid="0034f4c4" officeooo:paragraph-rsid="0034f4c4"/>
    </style:style>
    <style:style style:name="P28" style:family="paragraph" style:parent-style-name="Standard">
      <style:text-properties officeooo:rsid="0036d7ad" officeooo:paragraph-rsid="0036d7ad"/>
    </style:style>
    <style:style style:name="P29" style:family="paragraph" style:parent-style-name="Standard">
      <style:text-properties officeooo:rsid="00379f06" officeooo:paragraph-rsid="00379f06"/>
    </style:style>
    <style:style style:name="P30" style:family="paragraph" style:parent-style-name="Standard">
      <style:text-properties officeooo:rsid="00397987" officeooo:paragraph-rsid="00397987"/>
    </style:style>
    <style:style style:name="P31" style:family="paragraph" style:parent-style-name="Standard">
      <style:text-properties officeooo:rsid="003b9ca8" officeooo:paragraph-rsid="003b9ca8"/>
    </style:style>
    <style:style style:name="P32" style:family="paragraph" style:parent-style-name="Standard">
      <style:text-properties officeooo:rsid="003cc8c8" officeooo:paragraph-rsid="003cc8c8"/>
    </style:style>
    <style:style style:name="P33" style:family="paragraph" style:parent-style-name="Standard">
      <style:text-properties officeooo:rsid="0042a18c" officeooo:paragraph-rsid="0042a18c"/>
    </style:style>
    <style:style style:name="P34" style:family="paragraph" style:parent-style-name="Standard">
      <style:text-properties officeooo:rsid="00437cd5" officeooo:paragraph-rsid="00437cd5"/>
    </style:style>
    <style:style style:name="P35" style:family="paragraph" style:parent-style-name="Standard">
      <style:text-properties officeooo:rsid="0047e449" officeooo:paragraph-rsid="0047e449"/>
    </style:style>
    <style:style style:name="P36" style:family="paragraph" style:parent-style-name="Standard">
      <style:text-properties officeooo:rsid="004a1c2c" officeooo:paragraph-rsid="004a1c2c"/>
    </style:style>
    <style:style style:name="P37" style:family="paragraph" style:parent-style-name="Standard">
      <style:text-properties officeooo:rsid="004acacd" officeooo:paragraph-rsid="004acacd"/>
    </style:style>
    <style:style style:name="P38" style:family="paragraph" style:parent-style-name="Standard">
      <style:text-properties officeooo:rsid="004c6734" officeooo:paragraph-rsid="004c6734"/>
    </style:style>
    <style:style style:name="P39" style:family="paragraph" style:parent-style-name="Standard">
      <style:text-properties officeooo:rsid="004db1b1" officeooo:paragraph-rsid="004db1b1"/>
    </style:style>
    <style:style style:name="T1" style:family="text">
      <style:text-properties officeooo:rsid="000ef8d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05ac7"/>
    </style:style>
    <style:style style:name="T4" style:family="text">
      <style:text-properties officeooo:rsid="0012e68c"/>
    </style:style>
    <style:style style:name="T5" style:family="text">
      <style:text-properties officeooo:rsid="001ad0fb"/>
    </style:style>
    <style:style style:name="T6" style:family="text">
      <style:text-properties officeooo:rsid="001c5c77"/>
    </style:style>
    <style:style style:name="T7" style:family="text">
      <style:text-properties officeooo:rsid="001e49b5"/>
    </style:style>
    <style:style style:name="T8" style:family="text">
      <style:text-properties officeooo:rsid="001f4984"/>
    </style:style>
    <style:style style:name="T9" style:family="text">
      <style:text-properties officeooo:rsid="002166a4"/>
    </style:style>
    <style:style style:name="T10" style:family="text">
      <style:text-properties officeooo:rsid="0022f510"/>
    </style:style>
    <style:style style:name="T11" style:family="text">
      <style:text-properties officeooo:rsid="002cbe8a"/>
    </style:style>
    <style:style style:name="T12" style:family="text">
      <style:text-properties officeooo:rsid="003100e4"/>
    </style:style>
    <style:style style:name="T13" style:family="text">
      <style:text-properties officeooo:rsid="003116af"/>
    </style:style>
    <style:style style:name="T14" style:family="text">
      <style:text-properties officeooo:rsid="0032b37b"/>
    </style:style>
    <style:style style:name="T15" style:family="text">
      <style:text-properties officeooo:rsid="0033ea59"/>
    </style:style>
    <style:style style:name="T16" style:family="text">
      <style:text-properties officeooo:rsid="003eb831"/>
    </style:style>
    <style:style style:name="T17" style:family="text">
      <style:text-properties officeooo:rsid="0041d936"/>
    </style:style>
    <style:style style:name="T18" style:family="text">
      <style:text-properties officeooo:rsid="00453121"/>
    </style:style>
    <style:style style:name="T19" style:family="text">
      <style:text-properties officeooo:rsid="004aa712"/>
    </style:style>
    <style:style style:name="T20" style:family="text">
      <style:text-properties officeooo:rsid="004e2b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Tableau 1 :</text:span></text:p>
      <text:p text:style-name="P1">On fait la <text:span text:style-name="T2">valeur moyenne pour chaque couple (perception, action)</text:span></text:p>
      <text:p text:style-name="P3">=&gt; Beaucoup de valeurs : au moins 10-15 <text:span text:style-name="T3">par situation</text:span></text:p>
      <text:p text:style-name="P4">=&gt; On les classe par variance</text:p>
      <text:p text:style-name="P2">Pas prendre le max, à la rigueur prendre pire mais non <text:span text:style-name="T1">(permet d’avoir un système plus fiable mais marche mal)</text:span></text:p>
      <text:p text:style-name="P2"/>
      <text:p text:style-name="P5">Tableau 2 :</text:p>
      <text:p text:style-name="P6">Pour la 2ème action appliquée ce qu’on a fait pour le tableau 1.</text:p>
      <text:p text:style-name="P7">Moyenne des récompenses qu’on peut espérer après avoir A 1 :</text:p>
      <text:p text:style-name="P7">4, 3, 3</text:p>
      <text:p text:style-name="P8">perception = état</text:p>
      <text:p text:style-name="P9">Sur la partie droite, on prend le max de la moyenne pour le choix de l’action</text:p>
      <text:p text:style-name="P9"/>
      <text:p text:style-name="P10">On choisit la suite géométrique pour gagner du temps</text:p>
      <text:p text:style-name="P10"/>
      <text:p text:style-name="P11">Formule de mise à jour :</text:p>
      <text:p text:style-name="P12"><text:span text:style-name="T5">Plus xi est proche de 1, plus la suite converge vit</text:span><text:span text:style-name="T7">e,</text:span><text:span text:style-name="T6"> prendre la suite avec la distribution de probabilité. </text:span><text:span text:style-name="T8">Permet de calculer la moyenne rapidement </text:span></text:p>
      <text:p text:style-name="P12"/>
      <text:p text:style-name="P14">Qualité d’une action ou d’un état :</text:p>
      <text:p text:style-name="P13">On juge la qualité <text:span text:style-name="T9">de </text:span><text:span text:style-name="T10">l’a</text:span><text:span text:style-name="T9">ction </text:span>en fonction <text:span text:style-name="T10">de la </text:span>qualité de <text:span text:style-name="T10">l’état atteint</text:span></text:p>
      <text:p text:style-name="P15">Etat / Action / Qualité (qualité de l’action)</text:p>
      <text:p text:style-name="P16">v(s) : qualité d’état</text:p>
      <text:p text:style-name="P16">Q(s, a) : qualité de l’action en fonction de l’état</text:p>
      <text:p text:style-name="P17">Faire peu d’états, sinon il faut un réseau de neurones</text:p>
      <text:p text:style-name="P17"/>
      <text:p text:style-name="P18">La formule (9) doit être comprise absolument </text:p>
      <text:p text:style-name="P19">Gamma doit être en dessous 0.97 <text:span text:style-name="T11">(Pondère la récompense)</text:span></text:p>
      <text:p text:style-name="P19"/>
      <text:p text:style-name="P20">Choix d’une action  <text:span text:style-name="T12">epsilon-gre</text:span><text:span text:style-name="T13">edy</text:span>:</text:p>
      <text:p text:style-name="P21">On choisit epsilon % on tire au aléatoire et sinon on prend le meilleur</text:p>
      <text:p text:style-name="P22">On choisit epsilon au fur et à mesure qu’on apprend. Au début, il faut explorer le monde donc epsilon proche de 1 mais quand on connaît le monde, il vaut mieux prendre un epsilon faible pour approfondir les meilleurs états/actions.</text:p>
      <text:p text:style-name="P23">L’aléatoire n’est pas contrôlé ici. <text:span text:style-name="T14">(Vaut mieux un choix aléatoire non uniforme</text:span></text:p>
      <text:p text:style-name="P23"/>
      <text:p text:style-name="P24">Choix d’une action <text:span text:style-name="T15">preference learning-base :</text:span></text:p>
      <text:p text:style-name="P25">Permet de contrôler l’aléatoire.</text:p>
      <text:p text:style-name="P26">Gibbs = Boltzaman (Pour les recherches internet)</text:p>
      <text:p text:style-name="P26"/>
      <text:p text:style-name="P27">Mise à jour : Modification immédiate :</text:p>
      <text:p text:style-name="P27">A chaque fois on modifie, c’est nul. Fonctionne que si la récompense instantanée est forte.</text:p>
      <text:p text:style-name="P27"/>
      <text:p text:style-name="P28">Mise à jour après un « run » :</text:p>
      <text:p text:style-name="P29">On laisse tourner le programme jusqu’à une situation pertinent puis on retourne les récompenses obtenues.</text:p>
      <text:p text:style-name="P30">Il faut un timeout, se limiter à un longueur.</text:p>
      <text:p text:style-name="P30"/>
      <text:p text:style-name="P31">Qualité des actions (formule 11) :</text:p>
      <text:p text:style-name="P32">Permet de calculer la nouvelle qualité à partir de la précédente.<text:line-break/><text:span text:style-name="T16">S’, a’ sont les valeurs à l’état final. </text:span><text:span text:style-name="T17">Il n’est pas très bon.</text:span></text:p>
      <text:p text:style-name="P33"><text:soft-page-break/></text:p>
      <text:p text:style-name="P33">Double Q-learning :</text:p>
      <text:p text:style-name="P34">Meilleure façon de calculer une nouvelle qualité d’action. <text:span text:style-name="T18">Le code est donné.</text:span></text:p>
      <text:p text:style-name="P34"/>
      <text:p text:style-name="P35">SARSA :</text:p>
      <text:p text:style-name="P36">Evite les situations catastrophiques mais n’optimise pas <text:span text:style-name="T19">les actions.</text:span></text:p>
      <text:p text:style-name="P37">Très utile en robotique.</text:p>
      <text:p text:style-name="P38">On peut tester les deux versions facilement normalement.</text:p>
      <text:p text:style-name="P38"/>
      <text:p text:style-name="P39">SARSA avec double learning :<text:line-break/>Ne pas le faire, <text:span text:style-name="T20">plus compliqué pour pas grand-chose de plu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4T09:01:01.707838285</meta:creation-date>
    <dc:date>2022-06-24T10:13:02.376874212</dc:date>
    <meta:editing-duration>PT1H11M38S</meta:editing-duration>
    <meta:editing-cycles>65</meta:editing-cycles>
    <meta:generator>LibreOffice/6.4.7.2$Linux_X86_64 LibreOffice_project/40$Build-2</meta:generator>
    <meta:document-statistic meta:table-count="0" meta:image-count="0" meta:object-count="0" meta:page-count="2" meta:paragraph-count="43" meta:word-count="433" meta:character-count="2463" meta:non-whitespace-character-count="2070"/>
  </office:meta>
</office:document-meta>
</file>